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56<text:line-break/> – Arco 255 – Risulta finanziato da Gio: Ciceroni e Domenico Levanti.<text:line-break/></text:span></text:p>
        </text:list-item>
      </text:list>
      <text:p text:style-name="Text_20_body"/>
      <text:p text:style-name="P3">Qui probabilmente era un affresco, pare distrutto dall’incendio di una Fiat Topolino <text:s/>nel 1950 recante l’epigrafe (<text:span text:style-name="Emphasis">Gabriella Gherardi</text:span>):</text:p>
      <text:p text:style-name="P2">“Qui tra le fiamme o’ passeggier qual oro<text:line-break/>purghiam le colpe e sospiriam riposo<text:line-break/>arresta il passo e non negar pietoso<text:line-break/>d’alleviar con le tue preci un tal martoro.”</text:p>
      <text:list xml:id="list32682926" text:continue-numbering="true" text:style-name="L1">
        <text:list-item>
          <text:p text:style-name="P1"><text:span text:style-name="Strong_20_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40:56.88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63" meta:character-count="375"/>
  </office:meta>
</office:document-meta>
</file>